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tarSymbol" svg:font-family="StarSymbol"/>
    <style:font-face style:name="DejaVu Sans1" svg:font-family="'DejaVu Sans'"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list-style-name="L1">
      <style:paragraph-properties fo:margin-left="-2.501cm" fo:margin-right="0cm" fo:text-indent="0cm" style:auto-text-indent="false"/>
    </style:style>
    <style:style style:name="P2" style:family="paragraph" style:parent-style-name="Heading_20_2" style:list-style-name="L2">
      <style:paragraph-properties fo:margin-left="1.251cm" fo:margin-right="0cm" fo:text-indent="0cm" style:auto-text-indent="false"/>
    </style:style>
    <style:style style:name="P3" style:family="paragraph" style:parent-style-name="Text_20_body" style:list-style-name="L3">
      <style:paragraph-properties fo:margin-top="0cm" fo:margin-bottom="0cm"/>
    </style:style>
    <style:style style:name="P4" style:family="paragraph" style:parent-style-name="Text_20_body" style:list-style-name="L3"/>
    <style:style style:name="P5" style:family="paragraph" style:parent-style-name="Heading_20_3" style:list-style-name="L2">
      <style:paragraph-properties fo:margin-left="2.501cm" fo:margin-right="0cm" fo:text-indent="0cm" style:auto-text-indent="false"/>
    </style:style>
    <style:style style:name="P6" style:family="paragraph" style:parent-style-name="Text_20_body" style:list-style-name="L4">
      <style:paragraph-properties fo:margin-top="0cm" fo:margin-bottom="0cm"/>
    </style:style>
    <style:style style:name="P7" style:family="paragraph" style:parent-style-name="Text_20_body" style:list-style-name="L4"/>
    <style:style style:name="P8" style:family="paragraph" style:parent-style-name="Text_20_body" style:list-style-name="L5">
      <style:paragraph-properties fo:margin-top="0cm" fo:margin-bottom="0cm"/>
    </style:style>
    <style:style style:name="P9" style:family="paragraph" style:parent-style-name="Text_20_body" style:list-style-name="L5"/>
    <style:style style:name="P10" style:family="paragraph" style:parent-style-name="Standard">
      <style:paragraph-properties fo:margin-left="1.251cm" fo:margin-right="0cm" fo:text-indent="0cm" style:auto-text-indent="false"/>
    </style:style>
    <style:style style:name="P11" style:family="paragraph" style:parent-style-name="Heading_20_3" style:list-style-name="L2">
      <style:paragraph-properties fo:margin-left="2.501cm" fo:margin-right="0cm" fo:text-indent="0cm" style:auto-text-indent="false"/>
      <style:text-properties fo:font-size="14pt" style:text-underline-style="none" style:font-size-asian="14pt" style:font-size-complex="14pt"/>
    </style:style>
    <style:style style:name="P12" style:family="paragraph" style:parent-style-name="Table_20_Contents">
      <style:paragraph-properties fo:margin-top="0cm" fo:margin-bottom="0cm"/>
    </style:style>
    <style:style style:name="P13" style:family="paragraph" style:parent-style-name="Text_20_body">
      <style:paragraph-properties fo:margin-top="0cm" fo:margin-bottom="0cm"/>
    </style:style>
    <style:style style:name="P14" style:family="paragraph" style:parent-style-name="Table_20_Contents">
      <style:paragraph-properties fo:margin-top="0cm" fo:margin-bottom="0.499cm"/>
    </style:style>
    <style:style style:name="T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 style:family="text">
      <style:text-properties fo:font-size="18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T5" style:family="text">
      <style:text-properties fo:font-weight="bold"/>
    </style:style>
    <style:style style:name="T6" style:family="text">
      <style:text-properties fo:font-style="italic"/>
    </style:style>
    <style:style style:name="T7" style:family="text">
      <style:text-properties fo:font-style="italic"/>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format="">
        <style:list-level-properties text:min-label-distance="0.381cm"/>
      </text:list-level-style-number>
      <text:list-level-style-number text:level="2" style:num-format="1">
        <style:list-level-properties text:min-label-distance="0.381cm"/>
      </text:list-level-style-number>
      <text:list-level-style-number text:level="3" text:style-name="Numbering_20_Symbols" style:num-format="a">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span text:style-name="T1">I] Concepts généraux :</text:span></text:p>
      <text:p text:style-name="Standard"/>
      <text:list text:style-name="L1">
        <text:list-item>
          <text:list>
            <text:list-item>
              <text:list>
                <text:list-header>
                  <text:p text:style-name="P1"><text:line-break/>Nous venons de voir que la stéganographie existe depuis bien plus longtemps que l'informatique. Je vais donc vous présenter ce que peut apporter l'informatique à la stéganographie mais aussi ce que la stéganographie peut apporter à l'informatique.</text:p>
                  <text:p text:style-name="P1"/>
                </text:list-header>
              </text:list>
            </text:list-item>
          </text:list>
        </text:list-item>
      </text:list>
      <text:list text:style-name="L2">
        <text:list-item>
          <text:list>
            <text:list-item>
              <text:h text:style-name="P2" text:outline-level="2">A quoi peut servir la Stéganographie ?</text:h>
            </text:list-item>
          </text:list>
        </text:list-item>
      </text:list>
      <text:p text:style-name="Text_20_body">La Stéganographie n'est pas qu'un gadget pour agent secret ou un amusement pour les chercheurs en cryptographie. De nombreux usages peuvent exister dans des domaines très variés mais souvent sensibles.</text:p>
      <text:list text:style-name="L3">
        <text:list-item>
          <text:p text:style-name="P3">Communiquer en toute liberté même dans des conditions de censure et de surveillance. </text:p>
        </text:list-item>
        <text:list-item>
          <text:p text:style-name="P3">Protéger ses communications privées là où l’utilisation de la crytographie n’est normalement pas permise ou soulèverait des suspicions. </text:p>
        </text:list-item>
        <text:list-item>
          <text:p text:style-name="P3">Contrebalancer toutes les législations ou barrières possibles empêchant l’usage de la cryptographie. </text:p>
        </text:list-item>
        <text:list-item>
          <text:p text:style-name="P4">Publier des informations ouvertement mais à l’insu de tous des informations qui pourront ensuite être révélées et dont l’antériorité sera incontestable et vérifiable par tous. </text:p>
        </text:list-item>
      </text:list>
      <text:p text:style-name="Text_20_body">Il existe aussi aux moins deux classes de techniques faisant partie de la stéganographie mais suffisamment particulière pour mériter un nom.</text:p>
      <text:list text:style-name="L2" text:continue-numbering="true">
        <text:list-item>
          <text:list text:continue-numbering="true">
            <text:list-item>
              <text:list text:continue-numbering="true">
                <text:list-item>
                  <text:h text:style-name="P5" text:outline-level="3">Filigrane (« watermarking »)</text:h>
                </text:list-item>
              </text:list>
            </text:list-item>
          </text:list>
        </text:list-item>
      </text:list>
      <text:p text:style-name="Text_20_body"><text:span text:style-name="T2"><text:tab/>L'</text:span>une des applications les plus prometteuses de la stéganographie est le tatouage électronique de document, ou watermarking en anglais (watermarking signifie filigrane). Il ne s'agit plus de cacher une image dans un document, mais de marquer de façon indélébile celui-ci. Les buts recherchés sont multiples : le premier d'entre eux est la protection des droits d'auteur. On inscrit sur le document des informations relatives à son auteur, de sorte que personne ne puisse se l'approprier.</text:p>
      <text:p text:style-name="Text_20_body"><text:span text:style-name="T2"><text:tab/>D</text:span>ans d'autres cas, le propriétaire d'un document (comme un logiciel) peut marquer différemment tous les exemplaires autorisés (les différentes copies qu'il a vendues). Si des copies illégales sont faites, le marquage permet de remonter jusqu'à l'origine de la copie. Dans le même ordre d'idées, on rapporte qu'au début des années 80, Margareth Thatcher, lasse de lire des fuites d'informations confidentielles dans la presse, avait fait modifier les traitements de texte des différents ministères : une petite modification de l'espacement des lignes, invisible à l'oeil nu, mais aisément décelable à l'aide d'un scanner, caractérisait chacun d'entre eux. Elle put ainsi remonter jusqu'à l'origine de la fuite.</text:p>
      <text:p text:style-name="Text_20_body"><text:span text:style-name="T2"><text:tab/>U</text:span>n dernier type de marquage a pour objet d'empêcher la copie ou de limiter l'exploitation du document. Par exemple, les DVD sont "zonés" : un DVD acheté aux Etats-Unis est normalement illisible par un lecteur européen. Le problème de ce type de marquage est qu'il est nécessaire qu'il y ait coopération du matériel (que le lecteur vérifie le marquage). Tôt ou tard, ce type de protection finit par être contourné.</text:p>
      <text:p text:style-name="Text_20_body"><text:span text:style-name="T2"><text:tab/>L</text:span>es contraintes d'un algorithme de tatouage sont nombreuses, et parfois contradictoires. Prenons l'exemple du filigrane dans une image. L'algorithme doit : </text:p>
      <text:list text:style-name="L4">
        <text:list-item>
          <text:p text:style-name="P6">respecter la qualité de l'image, l'idéal étant que le tatouage soit parfaitement invisible pour l'utilisateur. </text:p>
        </text:list-item>
        <text:list-item>
          <text:p text:style-name="P6">être robuste : le marquage doit pouvoir résister aux transformations que subit l'image (compression dans un format type jpeg, application de divers filtres, prélèvement d'une partie seulement d'une image, et même impression/numérisation). Le marquage doit donc être suffisamment invisible pour être indétectable de l'utilisateur, mais suffisamment visible pour ne pas être éliminé par le scanner. </text:p>
        </text:list-item>
        <text:list-item>
          <text:p text:style-name="P6">garantir la présence ou l'absence de tatouage : il faut qu'en présence d'une image, on puisse décider avec une grande probabilité si elle est tatouée ou non, et à qui appartient le tatouage. </text:p>
        </text:list-item>
        <text:list-item>
          <text:p text:style-name="P7">résister aux attaques : il ne doit pas pouvoir être possible, sans une clé spécifique, de supprimer le tatouage. </text:p>
        </text:list-item>
      </text:list>
      <text:p text:style-name="Text_20_body"/>
      <text:p text:style-name="Text_20_body"><text:span text:style-name="T2"><text:tab/>P</text:span>our toutes ces raisons, les algorithmes de marquage numérique n'en sont qu'à leurs prémices. </text:p>
      <text:list text:style-name="L2" text:continue-numbering="true">
        <text:list-item>
          <text:list text:continue-numbering="true">
            <text:list-item>
              <text:list text:continue-numbering="true">
                <text:list-item>
                  <text:h text:style-name="P5" text:outline-level="3">Canal de communication secrète (« cover channel »)</text:h>
                </text:list-item>
              </text:list>
            </text:list-item>
          </text:list>
        </text:list-item>
      </text:list>
      <text:list text:style-name="L5">
        <text:list-item>
          <text:p text:style-name="P8">Permettre à des partenaires de communiquer de façon secrète en établissant un véritable protocole de communication secrète au dessus d’autres protocoles anodins. </text:p>
        </text:list-item>
        <text:list-item>
          <text:p text:style-name="P9">Permettre une communication non autorisé à travers les communications autorisé d’un firewall. </text:p>
          <text:p text:style-name="P9"/>
        </text:list-item>
      </text:list>
      <text:p text:style-name="Text_20_body">Ces techniques peuvent être utilisées par les agents secret, les mafias et les extra-terrestres qui tous veulent rester bien cachés. Naturellement, l’honnête homme a tout autant de raisons d’utiliser ces techniques.</text:p>
      <text:p text:style-name="Text_20_body">Un argument utilisé par les états pour interdire la cryptographie est de dire que les citoyens honnêtes n’ont rien à cacher et de soupçonner tous ceux qui utiliseraient de telles techniques. Cette logique appliquée au courrier interdirait l’usage des enveloppes et n’autoriserait que les cartes postales. La stéganographie vous permettra de cacher votre vrai message dans la photo accompagnée d’un message anodin à côté de l’adresse.</text:p>
      <text:p text:style-name="P10"/>
      <text:list text:style-name="L2" text:continue-numbering="true">
        <text:list-item>
          <text:list text:continue-numbering="true">
            <text:list-item>
              <text:h text:style-name="P2" text:outline-level="2">Peut-on détecter ou empêcher l’usage de la stéganographie ?</text:h>
            </text:list-item>
          </text:list>
        </text:list-item>
      </text:list>
      <text:p text:style-name="Text_20_body">L’observateur qui soupçonne une communication cachée et celui qui veut l’empêcher ne sont ni l’un ni l’autre démuni de possibilités, même s’il est dur de lutter contre une technique inconnue.</text:p>
      <text:p text:style-name="Text_20_body">L’observateur peut comparer les propriétés statistiques de la communication qu’il soupçonne et les comparer avec celles d’une communication ne contenant pas de message caché. De trop grandes différences peuvent être l’indice d’une communication cachée ou n’être qu’une simple anomalie statistique. Une fois découvert, on peut essayer de retrouver le message caché en utilisant des techniques de cryptanalyse, c’est-à-dire les techniques pour casser des codes cryptographiques.</text:p>
      <text:p text:style-name="Text_20_body">Pour interdire toute communication cachée il faut pouvoir intercepter et transformer ou interdire toutes les communications (car elle peuvent potentiellement servir de transport). Un firewall possède les propriétés appropriées pour ce genre de contrôle absolu des communications. Celui qui veut empêcher une communication cachée se doit néanmoins de laisser passer le message clair tout en détruisant le message caché. Il peut aussi tout simplement détruire tout message suspect (voir tout message). Sinon, il est obligé de modifier le message tout en lui conservant son sens ou aspect original.</text:p>
      <text:p text:style-name="Text_20_body"/>
      <text:p text:style-name="Text_20_body">Comme le « watermarking » est la technique la plus répandue, voyons comment la contourner.</text:p>
      <text:list text:style-name="L2" text:continue-numbering="true">
        <text:list-item>
          <text:list text:continue-numbering="true">
            <text:list-item>
              <text:list text:continue-numbering="true">
                <text:list-item>
                  <text:h text:style-name="P11" text:outline-level="3">Attaques sur les marquages</text:h>
                </text:list-item>
              </text:list>
            </text:list-item>
          </text:list>
        </text:list-item>
      </text:list>
      <text:p text:style-name="P12">Il existe deux grands courants d'attaques sur les images « watermarkées »:<text:line-break/><text:line-break/>- Les attaques « destructives » au cours desquelles on fait subir des transformations (souvent violentes) à l'image. Ces transformations ont pour but de rendre illisible le marquage. Il est intéressant de remarquer que ces attaques ne sont <text:span text:style-name="T3">pas forcément voulues</text:span>. En effet, sans le savoir on peut dégrader suffisement l'image pour que le tatouage soit effacé. En théorie, si le marquage est suffisement fort, il doit résister à ces transformations ou tout au moins il doit rester tant que l'image reste exploitable.<text:line-break/><text:line-break/>- Les attaques plus « subtiles » au cours desquelles le pirate va intentionnellement chercher à laver l'image sans l'endommager. Pour cela il va procéder par différents moyens à la recherche de la clef qui à permis de tatouer l'image (on peut alors qualifier cela de « stéganalyse »). Lorsqu'il l'aura trouvée il pourra alors lire le « watermark », le changer, le supprimer etc ...<text:line-break/><text:line-break/>Voici une liste non exhaustive des différentes attaques possibles contre les images marquées. Ce que l'on appelle « attaque » est en fait une transformation que l'on va faire subire à l'image et qui va plus ou moins l'endommager mais qui risque d'être fatale au marquage. Comme vous pouvez vous en douter la confiance que l'on donne à un marquage dépend de sa capacité à résister à une attaque. Commençons la liste:<text:line-break/><text:line-break/><text:span text:style-name="T4">Compression JPEG :</text:span> Ceci est un mode de compression très en vogue (surtout depuis l'avènement de l'Internet). Vue l'importance de ce système de compression, tout bon algorithme de marquage doit pouvoir lui résister au moins dans les faibles taux de compression.<text:line-break/><text:line-break/><text:span text:style-name="T4">Les transformations géométriques :</text:span> <text:line-break/>- <text:span text:style-name="T5">Symétrie horizontale :</text:span> Certaines images peuvent être "flipper" sans perdre de leur sens (par exemple un paysage). Bien qu'il ne s'applique qu'à peu d'images, lorsqu'il se produit, très peu de marquages lui survivent. Ce serait une grave erreur de penser que l'on ne peut pas appliquer ce genre d'attaque à un film. En effet, essayez vous même de regarder un film qui a subit cette transformation, et vous ne vous apercevrez de rien du tout (sauf dans les scènes ou de l'écriture intervient).</text:p>
      <text:p text:style-name="P13"/>
      <text:p text:style-name="P14">- <text:span text:style-name="T5">Rotation :</text:span> C'est une transformation qui est très utilisée après avoir scanné une image. Elle sert à réaligner des images (avec des petits angles) et peut être fatale à certains types de marquages.<text:line-break/><text:line-break/>- <text:span text:style-name="T5">Le recadrement :</text:span> Dans certains cas, les personnes ne sont intéressées que par un morceau de l'image (par exemple le centre). Elle recadre (en anglais "crop") alors l'image, ce qui peut détruire le marquage.</text:p>
      <text:p text:style-name="P12">- <text:span text:style-name="T5">Changement d'échelle :</text:span> Ce genre de transformations peuvent être séparées en deux groupes : les transformations uniformes (pour lesquelles on conserve les proportions, l'échelle en X varie comme l'échelle en Y) et bien sûr les transformations non uniformes (où l'échelle en X ne varie pas comme l'échelle en Y).</text:p>
      <text:p text:style-name="P13"/>
      <text:p text:style-name="P12">- <text:span text:style-name="T5">Transformations géométriques:</text:span> On se contente de faire un mélange de rotations, changements d'échelles non uniformes.<text:line-break/><text:line-break/>- <text:span text:style-name="T5">Transformations géométriques aléatoires (StirMark).</text:span><text:line-break/><text:line-break/>- <text:span text:style-name="T5">Filtres passe-bas :</text:span> On utilise <text:a xlink:type="simple" xlink:href="http://mantis.free.fr/articles/tf.htm">la transformée de Fourier</text:a> pour travailler dans l'espace des fréquences de l'image et dans on ne laisse alors passer que les basses fréquences. En fait, dans des termes un peu plus mathématiques, il ne s'agit ni plus ni moins que d'un produit de convolution du signal (ici l'image) avec une fonction passe bas (dont la transformée de Fourier est une Gaussienne, une fonction porte etc .... ).<text:line-break/><text:line-break/><text:span text:style-name="T5">- Accentuation des contours :</text:span> Ou encore appelé filtre "passe-haut" (car il supprime les basses fréquences), ou "Sharpen". Il s'agit de l'inverse du filtre passe-bas (encore appelé "Blur"). L'intérêt d'une telle attaque est assez faible, sachant que l'on conserve le bruit (et les forts gradients de l'image), et que c'est souvent à ce niveau la que se situe le tatouage (car c'est dans ces zones ou l'on cache de préférence de l'information).<text:line-break/><text:line-break/>- <text:span text:style-name="T5">Attaque par Mosaique:</text:span> Il s'agit ici d'utiliser le "crop" d'une façon beaucoup plus violente et qui se prête assez bien aux pages HTML. Il suffit de découper l'image en autant de morceaux que l'on désire (plus il y a de morceaux plus l'attaque à des chances d'aboutir), puis de recoller cette image au moment de l'affichage en créant par exemple en HTML un tableau dont chacune des cellules contiendra un morceau de l'image. Cette attaque est très peu appliquable en pratique, et heureusement car elle est d'une rare efficacité si l'on se donne les moyens de bien découper l'image.</text:p>
      <text:p text:style-name="Text_20_body"/>
      <text:p text:style-name="Text_20_body"/>
      <text:p text:style-name="Text_20_body"><text:tab/>Bref, une lutte efficace contre la stéganographie est difficile à mettre en œuvre même s’il existe des pistes intéressantes.</text:p>
      <text:list text:style-name="L2" text:continue-numbering="true">
        <text:list-item>
          <text:list text:continue-numbering="true">
            <text:list-item>
              <text:h text:style-name="P2" text:outline-level="2">La stéganographie, un sujet d’actualité</text:h>
            </text:list-item>
          </text:list>
        </text:list-item>
      </text:list>
      <text:p text:style-name="Text_20_body">On parle beaucoup de liberté d’expression et de la répression de l’usage de la cryptographie sur l’Internet. Des outils intégrant des techniques stéganographiques auront sans nul doute leurs heures de gloire sur le Web, tout comme PGP à rendu la cryptographie accessible à tous.</text:p>
      <text:p text:style-name="Text_20_body">Un autre sujet « à la mode » sur Internet concerne « the bible code » où le code caché de la bible. Une étude statistique du texte hébreux de la bible démontre qu’il y a de fortes chances pour que des informations soient cachées dans la bible. Celles-ci seraient écrites en ne tenant compte que de lettres espacées d’une distance égale. Si message il y a, il s’agit alors d’une forme de stéganographie.</text:p>
      <text:p text:style-name="Text_20_body">Dans le cas des « codes de la bible », les informations cachées font références au futur, par rapport au temps de l’écriture de la bible. Ces informations ainsi que la puissance de calcul nécessaire à ce codage n’étaient pas accessible aux hommes de l’époque. Peut-on dès lors se demander qui peut bien avoir écrit ce best-seller.</text:p>
      <text:p text:style-name="Text_20_body">Des personnes ambitieuses ont essayé de prédire l’avenir en lisant la bible non pas entre les lignes comme c’est souvent le cas mais bien dans le texte, en sautant un nombre constant de caractères à chaque fois. Ceci n’est pas très scientifique mais est des plus médiatique.</text:p>
      <text:h text:style-name="Heading_20_3" text:outline-level="3">Da Vinci Code « Smithy Code »...</text:h>
      <text:p text:style-name="Text_20_body">Un procès est levé contre Dan Brown, auteur en 2003 du best seller « Da Vinci Code ». Deux britanniques Michael Baigent et Richard Leigh accuse Dan Brown de plagiat de l’ouvrage pseudo-historique l’Enigme sacrée (The Holy Blood and the Holy Grail).</text:p>
      <text:p text:style-name="Text_20_body">Le 27 mars 2006, Peter Smith, magistrat de la cour de Londres, reconnaît avoir caché un message dans les 71 pages de son très sérieux verdict. Il a déclaré « Je ne peux pas commenter le jugement, mais je ne vois pas pourquoi rendre un jugement ne pourrait pas être aussi l’occasion de s’amuser » (Le Figaro.fr).</text:p>
      <text:p text:style-name="Text_20_body">L’avocat Dan Tench a percé le mystère. Dans les 71 pages on trouvait des lettres en italique. Les premières formant le mot « Smithy Code » en référence au nom du juge Peter Smith. Puis les autres lettres étaient « jaeiextostgpsacgreamqwfkadpmqzvz ». Le secret se trouvait dans l’œuvre de Dan Brown « Da Vinci Code ». En effet, le livre fait allusion à la suite de Fibonacci (suite où chaque nombre est la somme des deux précédents : 1, 1, 2, 3, 5, 8, 13, 21…). Le code a été créé en réécrivant l’alphabet à partir de la suite. Le résultat donnait : « Jackie Fisher, qui es tu ? Dreadnought ». Le juge a fait référence à l’amiral John « Jackie » Fisher qui a construit un navire de guerre nommé « Dreadnought » qui contribua à la modernisation de la marine britannique. Le procès « Da Vinci Code » est arrivé à peu près au 100ieme anniversaire du baptême du navire.</text:p>
      <text:h text:style-name="Heading_20_3" text:outline-level="3">AZF et les petites annonces</text:h>
      <text:p text:style-name="Text_20_body">On peut aussi utiliser les petites annonces des journaux pour transmettre des messages en utilisant un <text:span text:style-name="Strong_20_Emphasis">langage convenu</text:span>. On peut citer comme exemple les messages que la police française transmettait à un mystérieux groupe nommé AZF qui menaçait de faire sauter des voies ferrées si une rançon ne leur était pas payée. Au moins cinq messages ont été publiés dans la rubrique «Messages personnels» du quotidien <text:span text:style-name="T6">Libération</text:span> (voir <text:a xlink:type="simple" xlink:href="http://www.apprendre-en-ligne.net/crypto/stegano/suzy.html">l'article de </text:a><text:a xlink:type="simple" xlink:href="http://www.apprendre-en-ligne.net/crypto/stegano/suzy.html"><text:span text:style-name="T7">Libération</text:span></text:a><text:a xlink:type="simple" xlink:href="http://www.apprendre-en-ligne.net/crypto/stegano/suzy.html"> du 4 mars 2004</text:a>). Ce procédé, très simple et efficace, reste (sans doute) très couru des amoureux, des criminels et des esp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tarSymbol" svg:font-family="StarSymbol"/>
    <style:font-face style:name="DejaVu Sans1" svg:font-family="'DejaVu Sans'"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font-name-asian="DejaVu Sans2" style:font-size-asian="12pt" style:language-asian="fr" style:country-asian="FR" style:font-name-complex="DejaVu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8pt" fo:font-weight="bold" style:font-name-asian="DejaVu Sans2" style:font-size-asian="18pt" style:font-weight-asian="bold" style:font-name-complex="DejaVu Sans2" style:font-size-complex="18pt" style:font-weight-complex="bold"/>
    </style:style>
    <style:style style:name="Heading_20_3" style:display-name="Heading 3" style:family="paragraph" style:parent-style-name="Heading" style:next-style-name="Text_20_body" style:class="text" style:default-outline-level="3">
      <style:text-properties style:font-name="DejaVu Sans1" fo:font-size="14pt" fo:font-weight="bold" style:font-name-asian="DejaVu Sans2" style:font-size-asian="14pt" style:font-weight-asian="bold" style:font-name-complex="DejaVu Sans2"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space-before="2.54cm" text:min-label-distance="0.381cm"/>
      </text:outline-level-style>
      <text:outline-level-style text:level="2" style:num-format="1">
        <style:list-level-properties text:space-before="2.54cm" text:min-label-distance="0.381cm"/>
      </text:outline-level-style>
      <text:outline-level-style text:level="3" text:style-name="Numbering_20_Symbols" style:num-format="a">
        <style:list-level-properties text:space-before="2.54cm" text:min-label-distance="0.381cm"/>
      </text:outline-level-style>
      <text:outline-level-style text:level="4" style:num-format="">
        <style:list-level-properties text:space-before="2.54cm" text:min-label-distance="0.381cm"/>
      </text:outline-level-style>
      <text:outline-level-style text:level="5" style:num-format="">
        <style:list-level-properties text:space-before="2.54cm" text:min-label-distance="0.381cm"/>
      </text:outline-level-style>
      <text:outline-level-style text:level="6" style:num-format="">
        <style:list-level-properties text:space-before="2.54cm" text:min-label-distance="0.381cm"/>
      </text:outline-level-style>
      <text:outline-level-style text:level="7" style:num-format="">
        <style:list-level-properties text:space-before="2.54cm" text:min-label-distance="0.381cm"/>
      </text:outline-level-style>
      <text:outline-level-style text:level="8" style:num-format="">
        <style:list-level-properties text:space-before="2.54cm" text:min-label-distance="0.381cm"/>
      </text:outline-level-style>
      <text:outline-level-style text:level="9" style:num-format="">
        <style:list-level-properties text:space-before="2.54cm" text:min-label-distance="0.381cm"/>
      </text:outline-level-style>
      <text:outline-level-style text:level="10" style:num-format="">
        <style:list-level-properties text:space-before="2.54cm" text:min-label-distance="0.381cm"/>
      </text:outline-level-style>
    </text:outline-style>
    <text:list-style style:name="WW8Num19" text:consecutive-numbering="true">
      <text:list-level-style-bullet text:level="1" text:style-name="Zeichenformat"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Broquet Karl</meta:initial-creator>
    <meta:creation-date>2006-11-08T16:18:07</meta:creation-date>
    <dc:date>2007-01-07T18:30:16</dc:date>
    <dc:language>fr-FR</dc:language>
    <meta:editing-cycles>15</meta:editing-cycles>
    <meta:editing-duration>P1DT7H25M18S</meta:editing-duration>
    <meta:user-defined meta:name="Info 1"/>
    <meta:user-defined meta:name="Info 2"/>
    <meta:user-defined meta:name="Info 3"/>
    <meta:user-defined meta:name="Info 4"/>
    <meta:document-statistic meta:table-count="0" meta:image-count="0" meta:object-count="0" meta:page-count="6" meta:paragraph-count="46" meta:word-count="2222" meta:character-count="14282"/>
  </office:meta>
</office:document-meta>
</file>